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64cm" fo:min-width="0.76cm"/>
    </style:style>
    <style:style style:name="gr2" style:family="graphic" style:parent-style-name="standard">
      <style:graphic-properties draw:textarea-horizontal-align="justify" draw:textarea-vertical-align="middle" draw:auto-grow-height="false" fo:min-height="0.164cm" fo:min-width="0.759cm"/>
    </style:style>
    <style:style style:name="gr3" style:family="graphic" style:parent-style-name="standard">
      <style:graphic-properties draw:textarea-horizontal-align="justify" draw:textarea-vertical-align="middle" draw:auto-grow-height="false" fo:min-height="0.167cm" fo:min-width="0.7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31cm" fo:min-width="0.48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3cm" fo:min-width="0.48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1cm" fo:min-width="0.3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1cm" fo:min-width="1.79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18cm" fo:min-width="0.31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19cm" fo:min-width="0.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2.61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65cm" fo:min-width="0.7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1.12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0.7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0.7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0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0.72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0.72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6cm" fo:min-width="0.701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2.129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fo:language="en" fo:country="GB" style:font-size-asian="12pt" style:font-size-complex="12pt"/>
    </style:style>
    <style:style style:name="P6" style:family="paragraph">
      <style:paragraph-properties fo:text-align="center"/>
      <style:text-properties fo:font-size="18pt" fo:language="en" fo:country="GB"/>
    </style:style>
    <style:style style:name="P7" style:family="paragraph">
      <loext:graphic-properties draw:fill="none" draw:fill-color="#ffffff"/>
      <style:text-properties fo:font-size="18pt" fo:language="en" fo:country="GB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language="en" fo:country="GB"/>
    </style:style>
    <style:style style:name="T2" style:family="text">
      <style:text-properties fo:font-size="12pt" fo:language="en" fo:country="GB" style:font-size-asian="12pt" style:font-size-complex="12pt"/>
    </style:style>
    <style:style style:name="T3" style:family="text">
      <style:text-properties style:text-position="-33% 58%" fo:font-size="12pt" fo:language="en" fo:country="GB" style:font-size-asian="12pt" style:font-size-complex="12pt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6cm" svg:height="0.414cm" svg:x="2.718cm" svg:y="0.8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259cm" svg:height="0.414cm" svg:x="6.33cm" svg:y="0.8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26cm" svg:height="0.417cm" svg:x="2.718cm" svg:y="3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26cm" svg:height="0.417cm" svg:x="6.403cm" svg:y="3.7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26cm" svg:height="0.417cm" draw:transform="rotate (1.5707963267949) translate (5.024cm 3.085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718cm" svg:y1="1.023cm" svg:x2="1.475cm" svg:y2="1.826cm" draw:start-shape="id1" draw:start-glue-point="3" draw:end-shape="id2" draw:end-glue-point="4" svg:d="M2718 1023h-1243v803" svg:viewBox="0 0 1244 804">
          <text:p/>
        </draw:connector>
        <draw:connector draw:style-name="gr4" draw:text-style-name="P1" draw:layer="layout" svg:x1="1.475cm" svg:y1="3.211cm" svg:x2="2.718cm" svg:y2="3.956cm" draw:start-shape="id2" draw:start-glue-point="8" draw:end-shape="id3" draw:end-glue-point="3" svg:d="M1475 3211v745h1243" svg:viewBox="0 0 1244 746">
          <text:p/>
        </draw:connector>
        <draw:connector draw:style-name="gr4" draw:text-style-name="P1" draw:layer="layout" svg:x1="8.654cm" svg:y1="6.169cm" svg:x2="5.226cm" svg:y2="6.49cm" draw:start-shape="id4" draw:start-glue-point="2" draw:end-shape="id5" draw:end-glue-point="6" svg:d="M8654 6169v822h-3428v-501" svg:viewBox="0 0 3429 823">
          <text:p/>
        </draw:connector>
        <draw:connector draw:style-name="gr4" draw:text-style-name="P1" draw:layer="layout" svg:x1="3.978cm" svg:y1="3.956cm" svg:x2="6.403cm" svg:y2="3.956cm" draw:start-shape="id3" draw:start-glue-point="1" draw:end-shape="id6" draw:end-glue-point="3" svg:d="M3978 3956h2425" svg:viewBox="0 0 2426 1">
          <text:p/>
        </draw:connector>
        <draw:connector draw:style-name="gr4" draw:text-style-name="P1" draw:layer="layout" svg:x1="5.232cm" svg:y1="3.085cm" svg:x2="6.403cm" svg:y2="3.956cm" draw:start-shape="id7" draw:start-glue-point="3" draw:end-shape="id6" draw:end-glue-point="3" svg:d="M5232 3085v871h1171" svg:viewBox="0 0 1172 872">
          <text:p/>
        </draw:connector>
        <draw:connector draw:style-name="gr4" draw:text-style-name="P1" draw:layer="layout" svg:x1="6.33cm" svg:y1="1.023cm" svg:x2="5.232cm" svg:y2="1.825cm" draw:start-shape="id8" draw:start-glue-point="3" draw:end-shape="id7" draw:end-glue-point="1" svg:d="M6330 1023h-1098v802" svg:viewBox="0 0 1099 803">
          <text:p/>
        </draw:connector>
        <draw:custom-shape draw:style-name="gr5" draw:text-style-name="P1" xml:id="id2" draw:id="id2" draw:layer="layout" svg:width="1.385cm" svg:height="1.385cm" svg:x="0.782cm" svg:y="1.82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386cm" svg:height="1.386cm" svg:x="7.961cm" svg:y="4.78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8.654cm" svg:y1="5.937cm" svg:x2="8.654cm" svg:y2="4.985cm">
            <text:p/>
          </draw:line>
        </draw:g>
        <draw:frame draw:style-name="gr8" draw:text-style-name="P5" draw:layer="layout" svg:width="0.921cm" svg:height="0.841cm" svg:x="0.217cm" svg:y="2.746cm">
          <draw:text-box>
            <text:p text:style-name="P4"><text:span text:style-name="T2">V</text:span><text:span text:style-name="T3">a</text:span></text:p>
          </draw:text-box>
        </draw:frame>
        <draw:frame draw:style-name="gr9" draw:text-style-name="P5" draw:layer="layout" svg:width="2.296cm" svg:height="0.841cm" svg:x="8.704cm" svg:y="3.112cm">
          <draw:text-box>
            <text:p text:style-name="P4"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9" draw:id="id9">
          <draw:custom-shape draw:style-name="gr10" draw:text-style-name="P1" draw:layer="layout" svg:width="1.618cm" svg:height="1.935cm" svg:x="7.834cm" svg:y="1.51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3" draw:layer="layout" svg:x1="8.642cm" svg:y1="2.078cm" svg:x2="8.642cm" svg:y2="3.03cm">
            <text:p/>
          </draw:line>
        </draw:g>
        <draw:custom-shape draw:style-name="gr12" draw:text-style-name="P6" xml:id="id5" draw:id="id5" draw:layer="layout" svg:width="1.62cm" svg:height="1.937cm" svg:x="4.416cm" svg:y="4.553cm">
          <text:p text:style-name="P2"><text:span text:style-name="T4">+</text:span></text:p>
          <text:p text:style-name="P2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7" draw:layer="layout" svg:width="3.117cm" svg:height="1.325cm" svg:x="5.449cm" svg:y="5.726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4"> </text:span></text:p>
          </draw:text-box>
        </draw:frame>
        <draw:connector draw:style-name="gr4" draw:text-style-name="P2" draw:layer="layout" svg:x1="3.978cm" svg:y1="3.956cm" svg:x2="5.226cm" svg:y2="4.553cm" draw:start-shape="id3" draw:start-glue-point="1" draw:end-shape="id5" draw:end-glue-point="4" svg:d="M3978 3956h1248v597" svg:viewBox="0 0 1249 598">
          <text:p/>
        </draw:connector>
        <draw:connector draw:style-name="gr4" draw:text-style-name="P2" draw:layer="layout" svg:x1="3.978cm" svg:y1="1.023cm" svg:x2="5.232cm" svg:y2="1.825cm" draw:start-shape="id1" draw:start-glue-point="1" draw:end-shape="id7" draw:end-glue-point="1" svg:d="M3978 1023h1254v802" svg:viewBox="0 0 1255 803">
          <text:p/>
        </draw:connector>
        <draw:connector draw:style-name="gr4" draw:text-style-name="P2" draw:layer="layout" svg:x1="7.663cm" svg:y1="3.956cm" svg:x2="8.654cm" svg:y2="4.783cm" draw:start-shape="id6" draw:start-glue-point="1" draw:end-shape="id4" draw:end-glue-point="0" svg:d="M7663 3956h991v827" svg:viewBox="0 0 992 828">
          <text:p/>
        </draw:connector>
        <draw:connector draw:style-name="gr4" draw:text-style-name="P2" draw:layer="layout" svg:x1="7.589cm" svg:y1="1.023cm" svg:x2="8.643cm" svg:y2="1.517cm" draw:start-shape="id8" draw:start-glue-point="1" draw:end-shape="id9" draw:end-glue-point="0" svg:d="M7589 1023h1054v494" svg:viewBox="0 0 1055 495">
          <text:p/>
        </draw:connector>
        <draw:connector draw:style-name="gr4" draw:text-style-name="P2" draw:layer="layout" svg:x1="8.643cm" svg:y1="3.452cm" svg:x2="8.654cm" svg:y2="4.783cm" draw:start-shape="id9" draw:start-glue-point="2" draw:end-shape="id4" draw:end-glue-point="0" svg:d="M8643 3452v665h11v666" svg:viewBox="0 0 12 1332">
          <text:p/>
        </draw:connector>
        <draw:custom-shape draw:style-name="gr14" draw:text-style-name="P1" xml:id="id10" draw:id="id10" draw:layer="layout" svg:width="1.261cm" svg:height="0.415cm" svg:x="2.717cm" svg:y="6.8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259cm" svg:height="0.414cm" draw:transform="rotate (1.5707963267949) translate (1.264cm 6.094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3.978cm" svg:y1="7.041cm" svg:x2="5.226cm" svg:y2="6.49cm" draw:start-shape="id10" draw:start-glue-point="1" draw:end-shape="id5" draw:end-glue-point="6" svg:d="M3978 7041h1248v-551" svg:viewBox="0 0 1249 552">
          <text:p/>
        </draw:connector>
        <draw:connector draw:style-name="gr4" draw:text-style-name="P2" draw:layer="layout" svg:x1="1.471cm" svg:y1="4.835cm" svg:x2="2.718cm" svg:y2="3.956cm" draw:start-shape="id11" draw:start-glue-point="1" draw:end-shape="id3" draw:end-glue-point="3" svg:d="M1471 4835v-879h1247" svg:viewBox="0 0 1248 880">
          <text:p/>
        </draw:connector>
        <draw:connector draw:style-name="gr4" draw:text-style-name="P2" draw:layer="layout" svg:x1="1.471cm" svg:y1="6.094cm" svg:x2="2.717cm" svg:y2="7.041cm" draw:start-shape="id11" draw:start-glue-point="3" draw:end-shape="id10" draw:end-glue-point="3" svg:d="M1471 6094v947h1246" svg:viewBox="0 0 1247 948">
          <text:p/>
        </draw:connector>
        <draw:frame draw:style-name="gr15" draw:text-style-name="P5" draw:layer="layout" svg:width="1.626cm" svg:height="1.097cm" svg:x="9.138cm" svg:y="5.598cm">
          <draw:text-box>
            <text:p text:style-name="P4"><text:span text:style-name="T2">I</text:span><text:span text:style-name="T3">d</text:span></text:p>
          </draw:text-box>
        </draw:frame>
        <draw:frame draw:style-name="gr16" draw:text-style-name="P8" draw:layer="layout" svg:width="1.229cm" svg:height="1.097cm" svg:x="2.993cm" svg:y="1.23cm">
          <draw:text-box>
            <text:p text:style-name="P4"><text:span text:style-name="T7">R</text:span><text:span text:style-name="T8">1</text:span></text:p>
          </draw:text-box>
        </draw:frame>
        <draw:frame draw:style-name="gr17" draw:text-style-name="P8" draw:layer="layout" svg:width="1.227cm" svg:height="1.096cm" svg:x="2.977cm" svg:y="7.249cm">
          <draw:text-box>
            <text:p text:style-name="P4"><text:span text:style-name="T7">R</text:span><text:span text:style-name="T8">7</text:span></text:p>
          </draw:text-box>
        </draw:frame>
        <draw:frame draw:style-name="gr18" draw:text-style-name="P8" draw:layer="layout" svg:width="1.229cm" svg:height="1.096cm" svg:x="6.639cm" svg:y="4.165cm">
          <draw:text-box>
            <text:p text:style-name="P4"><text:span text:style-name="T7">R</text:span><text:span text:style-name="T8">5</text:span></text:p>
          </draw:text-box>
        </draw:frame>
        <draw:frame draw:style-name="gr19" draw:text-style-name="P8" draw:layer="layout" svg:width="1.312cm" svg:height="1.796cm" svg:x="2.941cm" svg:y="4.165cm">
          <draw:text-box>
            <text:p text:style-name="P4"><text:span text:style-name="T7">R</text:span><text:span text:style-name="T8">4</text:span></text:p>
          </draw:text-box>
        </draw:frame>
        <draw:frame draw:style-name="gr20" draw:text-style-name="P8" draw:layer="layout" svg:width="1.228cm" svg:height="1.096cm" svg:x="5.319cm" svg:y="2.147cm">
          <draw:text-box>
            <text:p text:style-name="P4"><text:span text:style-name="T7">R</text:span><text:span text:style-name="T8">3</text:span></text:p>
          </draw:text-box>
        </draw:frame>
        <draw:frame draw:style-name="gr21" draw:text-style-name="P8" draw:layer="layout" svg:width="1.228cm" svg:height="1.097cm" svg:x="6.569cm" svg:y="1.23cm">
          <draw:text-box>
            <text:p text:style-name="P4"><text:span text:style-name="T7">R</text:span><text:span text:style-name="T8">2</text:span></text:p>
          </draw:text-box>
        </draw:frame>
        <draw:frame draw:style-name="gr20" draw:text-style-name="P8" draw:layer="layout" svg:width="1.228cm" svg:height="1.096cm" svg:x="0.389cm" svg:y="5.017cm">
          <draw:text-box>
            <text:p text:style-name="P4"><text:span text:style-name="T7">R</text:span><text:span text:style-name="T8">6</text:span></text:p>
          </draw:text-box>
        </draw:frame>
        <draw:custom-shape draw:style-name="gr22" draw:text-style-name="P2" draw:layer="layout" svg:width="0.176cm" svg:height="0.194cm" svg:x="5.132cm" svg:y="3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176cm" svg:height="0.195cm" svg:x="8.516cm" svg:y="3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177cm" svg:height="0.195cm" svg:x="5.132cm" svg:y="6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177cm" svg:height="0.194cm" svg:x="5.132cm" svg:y="0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176cm" svg:height="0.195cm" svg:x="1.371cm" svg:y="3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draw:layer="layout" svg:width="1.201cm" svg:height="2.496cm" svg:x="4.247cm" svg:y="1.542cm">
          <draw:text-box>
            <text:p text:style-name="P4"><text:span text:style-name="T7">+</text:span></text:p>
            <text:p text:style-name="P4"><text:span text:style-name="T7">V</text:span><text:span text:style-name="T8">b</text:span></text:p>
            <text:p text:style-name="P4"><text:span text:style-name="T7">-</text:span></text:p>
          </draw:text-box>
        </draw:frame>
        <draw:line draw:style-name="gr24" draw:text-style-name="P9" draw:layer="layout" svg:x1="1.955cm" svg:y1="4.834cm" svg:x2="1.955cm" svg:y2="6.253cm">
          <text:p/>
        </draw:line>
        <draw:frame draw:style-name="gr25" draw:text-style-name="P10" draw:layer="layout" svg:width="1.235cm" svg:height="2.379cm" svg:x="1.837cm" svg:y="5.021cm">
          <draw:text-box>
            <text:p text:style-name="P4"><text:span text:style-name="T5">I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9T21:09:07.402807437</dc:date>
    <meta:editing-duration>PT13M20S</meta:editing-duration>
    <meta:editing-cycles>3</meta:editing-cycles>
    <meta:generator>LibreOffice/6.4.6.2$Linux_X86_64 LibreOffice_project/40$Build-2</meta:generator>
    <meta:document-statistic meta:object-count="48"/>
  </office:meta>
</office:document-meta>
</file>